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673d7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673d7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673d7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673d7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673d7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673d7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673d7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673d7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673d7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673d7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673d7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673d7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673d7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673d7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673d7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673d7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673d7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Valentina Sofia Millán  Marín 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15/5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14088987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Daniel José Del Valle Millán Azocar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100878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0:56.60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81" meta:character-count="1179" meta:non-whitespace-character-count="1006"/>
    <meta:template xlink:type="simple" xlink:actuate="onRequest" xlink:title="Normal" xlink:href=""/>
  </office:meta>
</office:document-meta>
</file>